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center" style:justify-single-word="false" style:writing-mode="page"/>
      <style:text-properties style:font-name="Arial" fo:font-size="18pt" fo:language="ca" fo:country="ES" style:text-underline-style="solid" style:text-underline-width="auto" style:text-underline-color="font-color" fo:font-weight="bold" officeooo:rsid="0015875a" officeooo:paragraph-rsid="0015875a" style:font-size-asian="15.75pt" style:font-weight-asian="bold" style:font-size-complex="18pt" style:font-weight-complex="bold"/>
    </style:style>
    <style:style style:name="P2" style:family="paragraph" style:parent-style-name="Standard">
      <style:paragraph-properties fo:line-height="150%" fo:text-align="center" style:justify-single-word="false" style:writing-mode="page"/>
      <style:text-properties style:font-name="Arial" fo:font-size="14pt" fo:language="ca" fo:country="ES" style:text-underline-style="none" fo:font-weight="bold" officeooo:rsid="001610c5" officeooo:paragraph-rsid="0015875a" style:font-size-asian="12.25pt" style:font-weight-asian="bold" style:font-size-complex="14pt" style:font-weight-complex="bold"/>
    </style:style>
    <style:style style:name="P3" style:family="paragraph" style:parent-style-name="Standard" style:list-style-name="L1">
      <style:paragraph-properties fo:line-height="150%" fo:text-align="start" style:justify-single-word="false" style:writing-mode="page"/>
      <style:text-properties style:font-name="Arial" fo:font-size="14pt" fo:language="ca" fo:country="ES" style:text-underline-style="none" fo:font-weight="bold" officeooo:rsid="001610c5" officeooo:paragraph-rsid="001610c5" style:font-size-asian="12.25pt" style:font-weight-asian="bold" style:font-size-complex="14pt" style:font-weight-complex="bold"/>
    </style:style>
    <style:style style:name="P4" style:family="paragraph" style:parent-style-name="Standard" style:list-style-name="L1">
      <style:paragraph-properties fo:line-height="150%" fo:text-align="start" style:justify-single-word="false" style:writing-mode="page"/>
      <style:text-properties style:font-name="Arial" fo:font-size="14pt" fo:language="ca" fo:country="ES" style:text-underline-style="none" fo:font-weight="bold" officeooo:rsid="0016f028" officeooo:paragraph-rsid="0016f028" style:font-size-asian="12.25pt" style:font-weight-asian="bold" style:font-size-complex="14pt" style:font-weight-complex="bold"/>
    </style:style>
    <style:style style:name="P5" style:family="paragraph" style:parent-style-name="Standard">
      <style:paragraph-properties fo:line-height="150%" fo:text-align="start" style:justify-single-word="false" style:writing-mode="page"/>
      <style:text-properties style:font-name="Arial" fo:font-size="12pt" fo:language="ca" fo:country="ES" style:text-underline-style="none" fo:font-weight="normal" officeooo:rsid="001889d0" officeooo:paragraph-rsid="001889d0"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writing-mode="page"/>
      <style:text-properties style:font-name="Arial" fo:font-size="12pt" fo:language="ca" fo:country="ES" style:text-underline-style="none" fo:font-weight="normal" officeooo:rsid="001c5a94" officeooo:paragraph-rsid="001c5a94" style:font-size-asian="10.5pt" style:font-weight-asian="normal" style:font-size-complex="12pt" style:font-weight-complex="normal"/>
    </style:style>
    <style:style style:name="P7" style:family="paragraph" style:parent-style-name="Header">
      <style:paragraph-properties fo:text-align="end" style:justify-single-word="false"/>
      <style:text-properties officeooo:rsid="0015875a" officeooo:paragraph-rsid="0015875a"/>
    </style:style>
    <style:style style:name="T1" style:family="text">
      <style:text-properties fo:font-style="italic" style:font-style-asian="italic" style:font-style-complex="italic"/>
    </style:style>
    <style:style style:name="T2" style:family="text">
      <style:text-properties fo:font-style="italic" officeooo:rsid="00198b51" style:font-style-asian="italic" style:font-style-complex="italic"/>
    </style:style>
    <style:style style:name="T3" style:family="text">
      <style:text-properties officeooo:rsid="00198b51"/>
    </style:style>
    <style:style style:name="T4"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1 – Sistemes Operatius II</text:p>
      <text:p text:style-name="P2"/>
      <text:list xml:id="list577330519944183259" text:style-name="L1">
        <text:list-item>
          <text:p text:style-name="P3">Comentaris de la Implementacio:</text:p>
        </text:list-item>
      </text:list>
      <text:p text:style-name="P5">En aquesta primera practica de Sisitemes Operatius II, l’objectiu es parsejar la base de dades (en format .csv) de vols de ‘<text:span text:style-name="T1">dataexpo</text:span>’, adaptar les llibreries ‘red-black-tree’ i ‘linked-list’ per a indexar aeroports i finalment conformar el arbre binari amb els Nodes indexats pel aeroport de origen i creant llistes que guardin el aeroport de desti. </text:p>
      <text:p text:style-name="P5">Els principals problemes que han sorgit estan properament relacionat amb el funcionament nadiu de C.</text:p>
      <text:list xml:id="list154434945614331" text:continue-numbering="true" text:style-name="L1">
        <text:list-item>
          <text:list>
            <text:list-item>
              <text:p text:style-name="P3">malloc() i el <text:span text:style-name="T1">scape char</text:span> “/0”:</text:p>
            </text:list-item>
          </text:list>
        </text:list-item>
      </text:list>
      <text:p text:style-name="P5">En la nostra practica trobavem constantment problemes de lectures i escriptures invalides o problemes de uninicialitzacio de variables, a l’hora de treballar amb cadenes de caracters, ja que a C els allocaments de memoria per a cadenes de caracters han de tenir en compte que també ha de ser codificat el caracter de fi de cadena (‘/0’). Per a poder solucionar això, simplement <text:s/>hem de comptar amb aquest caracter quan es fa els malloc()’s corresponents, sumant 1 <text:span text:style-name="T1">char</text:span> <text:span text:style-name="T3">(</text:span><text:span text:style-name="T2">1 byte</text:span><text:span text:style-name="T3">) </text:span>mes a la memoria reservada per a la variable.</text:p>
      <text:p text:style-name="P5"/>
      <text:list xml:id="list154435590753650" text:continue-numbering="true" text:style-name="L1">
        <text:list-item>
          <text:list>
            <text:list-item>
              <text:p text:style-name="P4">RBTree, nodes insertats, i llistes:</text:p>
            </text:list-item>
          </text:list>
        </text:list-item>
      </text:list>
      <text:p text:style-name="P6">La primera observacio que fem un cop acabada la implementacio basica del arbre binari i de les llistes enllacades es que el programa <text:span text:style-name="T1">main.c</text:span><text:span text:style-name="T4">, un cop llegida la informacio de la linia del fitxer de la base de dades, es que insereix nodes amb la mateixa «</text:span><text:span text:style-name="T1">key</text:span><text:span text:style-name="T4">» com a si fossin nodes diferents. Aixo comporta que posteriorment, a la hora de afegir les llistes enllacades als nodes, les llistes quedin repartides entre els nodes que comparteixen «</text:span><text:span text:style-name="T1">key’s</text:span><text:span text:style-name="T4">», deixant com ‘descomposats’ en diferents nodes repetits el que hauria de ser un unic Node. No sabem encara que pot esser el causant de aquest problema, pensem que pot ser algun problema de comportament amb les funcions ‘insertNode()’, ‘compEQ()’, ‘compLT()’ de la llibreria del arbre bina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5875a" officeooo:paragraph-rsid="0015875a"/>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arles Toujouse i Astor Prie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2T14:17:59.439422575</meta:creation-date>
    <dc:date>2016-10-12T15:44:34.875439089</dc:date>
    <meta:editing-duration>PT52M42S</meta:editing-duration>
    <meta:editing-cycles>5</meta:editing-cycles>
    <meta:generator>LibreOffice/5.2.2.2.0$Linux_X86_64 LibreOffice_project/20m0$Build-2</meta:generator>
    <meta:document-statistic meta:table-count="0" meta:image-count="0" meta:object-count="0" meta:page-count="1" meta:paragraph-count="9" meta:word-count="310" meta:character-count="1875" meta:non-whitespace-character-count="1574"/>
  </office:meta>
</office:document-meta>
</file>